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background-color="transparent" style:font-size-asian="12pt" style:font-name-complex="Arial1" style:font-size-complex="12pt"/>
    </style:style>
    <style:style style:name="P3" style:family="paragraph" style:parent-style-name="Standard">
      <style:paragraph-properties fo:text-align="center" style:justify-single-word="false"/>
      <style:text-properties fo:background-color="transparent"/>
    </style:style>
    <style:style style:name="P4" style:family="paragraph" style:parent-style-name="Standard">
      <style:paragraph-properties fo:margin-top="0cm" fo:margin-bottom="0.353cm"/>
    </style:style>
    <style:style style:name="P5" style:family="paragraph" style:parent-style-name="Standard">
      <style:paragraph-properties fo:margin-top="0cm" fo:margin-bottom="0.353cm" fo:text-align="end" style:justify-single-word="false">
        <style:tab-stops>
          <style:tab-stop style:position="7.832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6" style:family="paragraph" style:parent-style-name="Standard">
      <style:paragraph-properties fo:margin-top="0cm" fo:margin-bottom="0.353cm" fo:text-align="end" style:justify-single-word="false">
        <style:tab-stops>
          <style:tab-stop style:position="7.832cm"/>
        </style:tab-stops>
      </style:paragraph-properties>
      <style:text-properties style:font-name="Arial" fo:font-size="12pt" fo:background-color="transparent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.353cm">
        <style:tab-stops>
          <style:tab-stop style:position="7.832cm"/>
        </style:tab-stops>
      </style:paragraph-properties>
      <style:text-properties style:font-name="Arial" fo:font-size="12pt" fo:background-color="transparent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.353cm" fo:text-align="end" style:justify-single-word="false">
        <style:tab-stops>
          <style:tab-stop style:position="7.832cm"/>
        </style:tab-stops>
      </style:paragraph-properties>
    </style:style>
    <style:style style:name="P9" style:family="paragraph" style:parent-style-name="Standard">
      <style:paragraph-properties fo:margin-top="0cm" fo:margin-bottom="0.353cm">
        <style:tab-stops>
          <style:tab-stop style:position="7.832cm"/>
        </style:tab-stops>
      </style:paragraph-properties>
      <style:text-properties fo:background-color="transparent"/>
    </style:style>
    <style:style style:name="P10" style:family="paragraph" style:parent-style-name="Standard">
      <style:paragraph-properties fo:margin-top="0cm" fo:margin-bottom="0.353cm" fo:text-align="end" style:justify-single-word="false">
        <style:tab-stops>
          <style:tab-stop style:position="7.832cm"/>
        </style:tab-stops>
      </style:paragraph-properties>
      <style:text-properties fo:background-color="transparen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fo:font-weight="bold" fo:background-color="transparent" style:font-size-asian="18pt" style:font-weight-asian="bold" style:font-name-complex="Arial1" style:font-size-complex="18pt"/>
    </style:style>
    <style:style style:name="P12" style:family="paragraph" style:parent-style-name="Standard">
      <style:text-properties style:font-name="Arial" fo:font-size="12pt" fo:font-weight="bold" fo:background-color="transparent" style:font-size-asian="12pt" style:font-weight-asian="bold" style:font-name-complex="Arial1" style:font-size-complex="12pt"/>
    </style:style>
    <style:style style:name="P13" style:family="paragraph" style:parent-style-name="Standard">
      <style:paragraph-properties fo:margin-top="0cm" fo:margin-bottom="0.353cm">
        <style:tab-stops>
          <style:tab-stop style:position="7.832cm"/>
        </style:tab-stops>
      </style:paragraph-properties>
      <style:text-properties style:font-name="Arial" fo:font-size="12pt" fo:font-weight="bold" fo:background-color="transparent" style:font-size-asian="12pt" style:font-weight-asian="bold" style:font-name-complex="Arial1" style:font-size-complex="12pt"/>
    </style:style>
    <style:style style:name="P14" style:family="paragraph" style:parent-style-name="Standard">
      <style:paragraph-properties fo:margin-top="0cm" fo:margin-bottom="0.353cm">
        <style:tab-stops>
          <style:tab-stop style:position="7.832cm"/>
        </style:tab-stops>
      </style:paragraph-properties>
      <style:text-properties style:font-name="Arial" fo:font-size="12pt" fo:background-color="transparent" style:font-size-asian="12pt" style:font-name-complex="Arial1" style:font-size-complex="12pt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fo:background-color="transparent" style:font-size-asian="12pt" style:font-weight-asian="bold" style:font-name-complex="Arial1" style:font-size-complex="12pt" loext:char-shading-value="0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fo:background-color="transparent" style:font-size-asian="12pt" style:font-name-complex="Arial1" style:font-size-complex="12pt" loext:char-shading-value="0"/>
    </style:style>
    <style:style style:name="T5" style:family="text">
      <style:text-properties fo:background-color="transparent" loext:char-shading-value="0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1">INSTANCIA</text:p>
      <text:p text:style-name="P3"><text:text-input text:description="">Nombre del interesado</text:text-input><text:span text:style-name="T3">, con domicilio en </text:span><text:text-input text:description="">dirección del interesado</text:text-input><text:span text:style-name="T3"> y con NIF </text:span><text:text-input text:description="">NIF del interesado</text:text-input></text:p>
      <text:p text:style-name="P2"/>
      <text:p text:style-name="P12">EXPONE :</text:p>
      <text:p text:style-name="P4"><text:span text:style-name="T2">QUE</text:span><text:span text:style-name="T4"> con fecha de </text:span><text:span text:style-name="T4">, presentó solicitud de ayuda para </text:span><text:span text:style-name="T4"><text:s/></text:span><text:span text:style-name="T5"><text:text-input text:description="">describa la ayuda solicitada</text:text-input></text:span><text:span text:style-name="T4">, </text:span><text:span text:style-name="T4">conforme a lo establecido en las bases de la convocatoria,</text:span></text:p>
      <text:p text:style-name="P7"/>
      <text:p text:style-name="P9"><text:span text:style-name="T1">QUE</text:span><text:span text:style-name="T3"> al día de </text:span><text:span text:style-name="T3"><text:date style:data-style-name="N30" text:date-value="2022-11-14T09:25:42.35">14/11/22</text:date></text:span><text:span text:style-name="T3"> no ha recibido respuesta, positiva o negativa, ni solicitud de ampliación o aclaración al proyecto presentado,</text:span></text:p>
      <text:p text:style-name="P7"/>
      <text:p text:style-name="P13">SOLICITA:</text:p>
      <text:p text:style-name="P7">De esta entidad información sobre el curso de la solicitud de ayuda y el proyecto presentados.</text:p>
      <text:p text:style-name="P7"/>
      <text:p text:style-name="P7">A la espera de sus noticias,</text:p>
      <text:p text:style-name="P10"><text:span text:style-name="T3">Lugar, </text:span><text:span text:style-name="T3"><text:date style:data-style-name="N30" text:date-value="2022-11-14T09:25:42.35">14/11/22</text:date></text:span></text:p>
      <text:p text:style-name="P6"/>
      <text:p text:style-name="P6"/>
      <text:p text:style-name="P6"/>
      <text:p text:style-name="P6">Sergi Martin</text:p>
      <text:p text:style-name="P5"/>
      <text:p text:style-name="P5"/>
      <text:p text:style-name="P8"><field:fieldmark-start text:name="__Fieldmark__97_674287825" field:type="vnd.oasis.opendocument.field.UNHANDLED"><field:param field:name="vnd.oasis.opendocument.field.code" field:value=" MACROBUTTON  DoFieldClick [Su nombre]"/></field:fieldmark-start><field:fieldmark-end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false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25%" fo:text-align="start" style:justify-single-word="false" fo:orphans="2" fo:widows="2" style:writing-mode="lr-tb"/>
      <style:text-properties style:font-name="Calibri" style:font-name-asian="Times New Roman1" style:language-asian="en" style:country-asian="US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language-complex="zxx" style:country-complex="none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name-asian="Times New Roman1" style:font-size-asian="8pt" style:language-asian="en" style:country-asian="US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Instancia</dc:title>
    <meta:editing-cycles>4</meta:editing-cycles>
    <meta:creation-date>2022-11-14T09:20:18.776000000</meta:creation-date>
    <dc:date>2022-11-14T09:25:42.33</dc:date>
    <meta:editing-duration>PT14M49S</meta:editing-duration>
    <meta:generator>OpenOffice/4.1.13$Win32 OpenOffice.org_project/4113m1$Build-9810</meta:generator>
    <meta:document-statistic meta:table-count="0" meta:image-count="0" meta:object-count="0" meta:page-count="1" meta:paragraph-count="11" meta:word-count="102" meta:character-count="552"/>
    <dc:creator>Sergi Martin</dc:creator>
    <meta:user-defined meta:name="APTrustLevel" meta:value-type="float">1</meta:user-defined>
    <meta:user-defined meta:name="AppVersion">12.0000</meta:user-defined>
    <meta:user-defined meta:name="Applications">67;#Template 12</meta:user-defined>
    <meta:user-defined meta:name="ContentTypeId">0x010100DE95A0C693CEB341887D38A4A2B58B45040072C752107C5A7B47AA91A1EE638E6F1F</meta:user-defined>
    <meta:user-defined meta:name="ImageGenCounter" meta:value-type="float">0</meta:user-defined>
    <meta:user-defined meta:name="ImageGenStatus" meta:value-type="float">0</meta:user-defined>
    <meta:user-defined meta:name="Order" meta:value-type="float">7100700</meta:user-defined>
    <meta:user-defined meta:name="PolicheckCounter" meta:value-type="float">0</meta:user-defined>
    <meta:user-defined meta:name="PolicheckStatus" meta:value-type="float">0</meta:user-defined>
    <meta:user-defined meta:name="ViolationReportStatus" meta:value-type="string">None</meta:user-defined>
    <meta:template xlink:type="simple" xlink:actuate="onRequest" xlink:title="INSTANCIA" xlink:href=""/>
  </office:meta>
</office:document-meta>
</file>